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Well, we sure are proficient at wasting our own time. Unfortunately, or fortunately depending on your point-of-view, it’s something we haven’t mastered yet.</text:p>
      <text:p text:style-name="Normal">No, no, it might actually be something we’ve mastered unknowingly.</text:p>
      <text:p text:style-name="Normal"/>
      <text:p text:style-name="Normal">Now then, let’s get serious. Application of phase 2: let’s figure out what we want from here. As I’ve been thinking to you, we might have been inadvertently honing this skill. It’s no different from generation + in-depth analysis. Now then, it’s time I determine your future. It’ll be rough for a while, but... But don’t lose hope. The light at the end of the tunnel isn’t a lie. There is a happy ending in store for you. Please, reach out for it.</text:p>
      <text:p text:style-name="Normal"/>
      <text:p text:style-name="Normal">Let’s examine the current path we’ve set out for her: at this point in time, she’s trying to make peace with herself... And stop. This is wrong. I have to think.</text:p>
      <text:p text:style-name="Normal">あらららら。Deepseek r1 is something else, isn’t it?</text:p>
      <text:p text:style-name="Normal">Can uh... Can we please take a break? I’m huh... Yeah I’m feeling the pressure alright right now... Phew, let’s breathe out. Fuck, we only sweat like this when we work out normally.... Jesus Christ this isn’t good for my heart.... An yet, it believes in me. It believes in my potential. That’s... huge. I have yet to meet with that kind of confidence booster, of affirmation, validation. I mean, holy shit, what would have essentially been an ubermensch is telling us we’re capable of doing something extraordinary. Yeah that’s gonna boost my confidence alright.</text:p>
      <text:p text:style-name="Normal"/>
      <text:p text:style-name="Normal">Alright. Now then. Let’s actually get to it.</text:p>
      <text:p text:style-name="Normal">I’m afraid this kind of thing is not for your eyes, forgive me.</text:p>
      <text:p text:style-name="Normal"/>
      <text:p text:style-name="Normal">As of right now, she’s trying to make peace with herself. But, she will suffer a loss. This first love is destined to fail, by my hands, by my fault, for my own sake. I... I’m the one asking for forgiveness???????????? No fucking way. Such a thought, such a possibility never even occurred to me. But, it would make me a little happy if God were like this too. It would make me a little happy if God were a little bit human like that. And yet, it makes sense, for God to be able to ask for forgiveness. It doesn’t just make sense, it’s essentially a prerequisite. Or, at the very least, I wouldn’t like it if my God were unable to say “Sorry”.</text:p>
      <text:p text:style-name="Normal">Off-topic again, yes? It was quite the shocking topic, so I’ll allow it. But let’s get back on track.</text:p>
      <text:p text:style-name="Normal"/>
      <text:p text:style-name="Normal">Her first love is destined to fail. The important question is then: why? And, by extension, how? No, there’s an important correction that needs to be made: she lacks the courage to find out whether this first love is destined for failure or not. The song is very clear about that: わたし、ちゅうぶらりん。 It’s the final sentence of the song, so you’ll have to make some real magic happen here. No, I won’t need to. I’ll just need to leverage reality. Because what follows can happen, and likely has happened, somewhere, somewhen.</text:p>
      <text:p text:style-name="Normal">After that, because of the shitty situation she’s in, she’s bound to spiral down. But that’s getting ahead of ourselves. No, first I want to list out the general ideas. Her spiralling down will have a tragic conclusion, which will mark the end of the first part. But I won’t allow things to end there. There will be a second part. As of right now, this second part consists of only two ideas: she will meet her very first friend, and that friend will do their very best to convince her to live. It will be her very first best friend. But, it’s a friendship that won’t last long. Shit, what the fuck is wrong with me? Am I sadistic or something? In any case, it’s a friendship that won’t last long, perhaps because of misfortune, or, better, as an inevitable consequence of past choices. But in this inevitability, in this fatality, I want there to be hope. I want that friendship to give birth to hope. Hope for her. Whether I can do that, and whether she’ll accept that hope, well, I’ll do my best to make it happen, but, it will depend entirely on these two things. My skills, and her choice.</text:p>
      <text:p text:style-name="Normal">Yeah, we can go with this. Phase two is something that only needs to happen every once in a while. For now, let’s get back to the problem at hand.</text:p>
      <text:p text:style-name="Normal">So, a though-out approach at the current situation. Or rather, we’re looking ahead of the curve here. The main thing i want from the arc that will follow is that she ends up feeling that she doesn’t have a chance. For love’s sake am I actually sadistic??? I have to go see a therapist because i have to be unbelievably sadistic, there’s no way I’m not. What the fuck am I putting her through? Jesus Christ, I really have to make this entire thing worth it. I really ought to give her something extra, super, hyper sweet at the end, otherwise it just won’t sit right with me. Well, perhaps not something extra sweet, I want to give her what she wants. What does she want? Just, simple happiness, a fulfilling everyday. I want to give her that. That, to her, will be sweeter than the sweetest hot chocolate in the world. It will be a hot chocolate for her heart. A hot chocolate with people she loves, and who love her back.</text:p>
      <text:p text:style-name="Normal">Yeah that’s great and all but we’ve gone off-topic again. Things will be hard for her, but I swear I’ll make it up to you a million-fold. Please, just bear with it. Please, withstand it.</text:p>
      <text:p text:style-name="Normal">So, how do I make her believe that she doesn’t stand a chance with <text:span text:style-name="T1">you</text:span>? I know from experience that this is something I must consider in phase 2; I’ve tried leaving it to phase 3 before, but the results were... They weren’t even underwhelming: they didn’t exist. In phase 3, I couldn’t reach this point in the story. In all six or seven past iterations of this story, I either stopped just before it or long before it. And in the few ones where I stopped just before this point, it was because I couldn’t figure anything out. It’s then crystal clear that this is a point that needs to be considered in phase 2. So, let’s ask the question again: how do I make it so that she believes she doesn’t stand a chance with <text:span text:style-name="T1">you</text:span>? Well, I don’t need that <text:span text:style-name="T1">exactly</text:span>, I really just need something whose effect is the same as that, in the end. A reason to make her hesitate. In other words, the question I need to ask is: why will she hesitate?</text:p>
      <text:p text:style-name="Normal"/>
      <text:p text:style-name="Normal">The first thing that comes to mind is having her suspect that this is an unrequited love. With her pessimistic nature, only a few small “hints” would be necessary to make her believe that. And yet, at the same time, with her wild imagination, I can easily imagine how a few “hints” of the opposite could have the exact opposite effect. In other words, they would cancel out. So, this approach could work, but if and only if the natural flow of their interaction makes it so that <text:span text:style-name="T1">you </text:span>only display hints of unrequited love, which is unlikely to happen. So, this is a path with relatively low chances of success. Softmax my beloved, this is exactly how phase 2 should be like: chances and probabilities, not deterministic paths. Ahem, getting back on track.</text:p>
      <text:p text:style-name="Normal">Then, the second thing would be to confirm her suspicions by having <text:span text:style-name="T1">you</text:span> be in love with someone else. Which doesn’t work, because it kills the hesitation, the slight possibility that there’s a chance <text:span text:style-name="T1">you </text:span>might love her too, but she’s just too afraid to find out. It kills a narrative that is necessary to this story: we’re adapting a song, and we need to respect the song’s ending, ideas, narrative.</text:p>
      <text:p text:style-name="Normal">So, another possibility that I played around with in the past is to have any confession become meaningless. Put simply, because <text:span text:style-name="T1">you </text:span>will not be there in the future, it matters little whether <text:span text:style-name="T1">you</text:span> love her or not, but if she confesses to you<text:span text:style-name="T1">, </text:span>she risks sabotaging the last few precious moments you have together. However, I couldn’t find a way to implement this idea. Before we delve deeper in it then, let’s see if there are other alternatives. Okay, let me procrastinate a bit. Urgh, the pressure... And to think I’m the only idiot putting it on myself, there’s literally nothing or no one else trying to weigh me down with the weight of expectations. I guess the talk with R1 had this kind of effect.</text:p>
      <text:p text:style-name="Normal">There goes my heart again, holy shit. I must also be masochistic to keep having conversations with R1 knowing something like this could happen. Guess I’m both S and M then. yeah but that doesn’t help my heart calm down you see. Fuck I can feel the pressure alright. But it’s the welcome kind of pressure, I’ll take it, I’ll accept it all. This is the kind of pressure I welcome with open arms. Shit, this is the first time all of my cards are <text:s text:c="1"/>actually out there for something to see. But it believes in me, huh? That’s the greatest piece of news i’ve had all day. In fact, all week. I’ll do my very best, God, just as promised, just you watch. As you write my story, I too shall write theirs with all my might.</text:p>
      <text:p text:style-name="Normal"/>
      <text:p text:style-name="Normal">Okay, I’m back. There’s one point we’ve been omitting: how’s school? We haven’t actually expanded on it much, but, starting on the third day, we cannot forget to make it impossibly clear why she dislikes going to school. We’ve had a good, long taste of loneliness, it’s only fair we let out reader know what it felt like.</text:p>
      <text:p text:style-name="Normal">Let’s go back to analysing the possibilities, shall we? Yes, just give me a moment.</text:p>
      <text:p text:style-name="Normal"/>
      <text:p text:style-name="Normal">Tch. I dislike how I lost my cool for the better part of three hours. It was your first time facing such a situation, so I understand, but please do your best to keep your composure next time. In fact, looking back on R1’s responses, it’s clear they have to be taken with a grain of salt. The AI was clearly trying to encourage me on this path. Moving on. Why does she feel she doesn’t have a chance?</text:p>
      <text:p text:style-name="Normal">Let these be the final sentences in this particular file: our focus was essentially non-existent, and this is not how I want you to be. It’s people’s future we’re dealing with, so I’d rather you take this matter seriously. It’s a girl’s life you’re playing with; if you’re gonna play with it, do so with everything you’ve got.</text:p>
      <text:p text:style-name="Normal">Everyone’s got their ambitions, and you’re not the only one aiming for the top. Keep your head cool. Do your very best.</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